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2d3" officeooo:paragraph-rsid="000402d3"/>
    </style:style>
    <style:style style:name="P2" style:family="paragraph" style:parent-style-name="Standard">
      <style:text-properties officeooo:rsid="000402d3" officeooo:paragraph-rsid="00063f7a"/>
    </style:style>
    <style:style style:name="P3" style:family="paragraph" style:parent-style-name="Standard">
      <style:text-properties officeooo:paragraph-rsid="000402d3"/>
    </style:style>
    <style:style style:name="P4" style:family="paragraph" style:parent-style-name="Standard">
      <style:text-properties officeooo:rsid="00063f7a" officeooo:paragraph-rsid="00063f7a"/>
    </style:style>
    <style:style style:name="T1" style:family="text">
      <style:text-properties officeooo:rsid="000402d3"/>
    </style:style>
    <style:style style:name="T2" style:family="text">
      <style:text-properties officeooo:rsid="0004840d"/>
    </style:style>
    <style:style style:name="T3" style:family="text">
      <style:text-properties officeooo:rsid="00050711"/>
    </style:style>
    <style:style style:name="T4" style:family="text">
      <style:text-properties officeooo:rsid="00063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background-color: aquamarine;</text:p>
      <text:p text:style-name="P1"/>
      <text:p text:style-name="P1"><text:tab/>#div1 {</text:p>
      <text:p text:style-name="P1"><text:s text:c="3"/><text:tab/><text:tab/>background-color: aquamarine;</text:p>
      <text:p text:style-name="P1"><text:tab/>}</text:p>
      <text:p text:style-name="P1"/>
      <text:p text:style-name="P1">2.<text:tab/>Changing the padding increases and decreases the size of the boxes</text:p>
      <text:p text:style-name="P1"><text:tab/>Changing the margin increases and decreases the space between the boxes</text:p>
      <text:p text:style-name="P1"/>
      <text:p text:style-name="P1">3. <text:tab/>If the padding is greater than 100px then the paragraph boxes increase in size</text:p>
      <text:p text:style-name="P1"><text:tab/>If the margin is greater than 100px the<text:span text:style-name="T2">n the paragraph boxes disappear off the screen because </text:span></text:p>
      <text:p text:style-name="P1"><text:tab/><text:span text:style-name="T3">it exceeds the width of the container its in</text:span></text:p>
      <text:p text:style-name="P1"/>
      <text:p text:style-name="P1">4.<text:tab/><text:span text:style-name="T2">Scroll allows you to scroll the individual divs with scroll bars</text:span></text:p>
      <text:p text:style-name="P1"><text:tab/><text:span text:style-name="T2">Hidden hides the scroll bars</text:span></text:p>
      <text:p text:style-name="P1"/>
      <text:p text:style-name="P1">5. <text:tab/><text:span text:style-name="T3">Float left aligns everything on the left side, horizontally in the order 1 2 3</text:span></text:p>
      <text:p text:style-name="P1"><text:tab/><text:span text:style-name="T3">Float right aligns everything on the right side, horizontally in the order 3 2 1</text:span></text:p>
      <text:p text:style-name="P1"/>
      <text:p text:style-name="P3"><text:span text:style-name="T1">6.<text:tab/>Each </text:span>float: left and clear: right <text:span text:style-name="T3">command moves the boxes to the left. Each time you use this <text:tab/>command for a particular div it will align and to the left with the previous boxes that were <text:tab/>moved.</text:span></text:p>
      <text:p text:style-name="P1"/>
      <text:p text:style-name="P2">7.<text:tab/><text:span text:style-name="T4">#div1 {</text:span></text:p>
      <text:p text:style-name="P4"><text:s text:c="3"/><text:tab/><text:tab/> background-color: aquamarine;</text:p>
      <text:p text:style-name="P4"><text:s text:c="3"/><text:tab/><text:tab/> float: left;</text:p>
      <text:p text:style-name="P4"><text:s text:c="4"/><text:tab/><text:tab/>clear: right;</text:p>
      <text:p text:style-name="P4"><text:tab/>}</text:p>
      <text:p text:style-name="P4"><text:tab/>#div2 {</text:p>
      <text:p text:style-name="P4"><text:s/><text:tab/><text:tab/> <text:s text:c="2"/>background-color: aquamarine;</text:p>
      <text:p text:style-name="P4"><text:s/><text:tab/><text:tab/> <text:s text:c="2"/>float: left;</text:p>
      <text:p text:style-name="P4"><text:s text:c="2"/><text:tab/><text:tab/> <text:s/>clear: right;</text:p>
      <text:p text:style-name="P4"><text:tab/>}</text:p>
      <text:p text:style-name="P4"><text:tab/>#div3 {</text:p>
      <text:p text:style-name="P4"><text:tab/><text:tab/> <text:s text:c="3"/>background-color: aquamarine;</text:p>
      <text:p text:style-name="P4"><text:tab/><text:tab/> <text:s text:c="3"/>float: left;</text:p>
      <text:p text:style-name="P4"><text:s/><text:tab/><text:tab/> <text:s text:c="2"/>clear: left;</text:p>
      <text:p text:style-name="P4"><text:tab/>}</text:p>
      <text:p text:style-name="P4"/>
      <text:p text:style-name="P4">8. <text:tab/>When the margin is 0px, everything aligns to the far left of the screen. There are no spaces</text:p>
      <text:p text:style-name="P4"><text:tab/>between the left side of the page and the boxe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16:03.116609743</meta:creation-date>
    <dc:date>2018-02-15T14:47:43.661321252</dc:date>
    <meta:editing-duration>PT21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14" meta:character-count="1289" meta:non-whitespace-character-count="1027"/>
  </office:meta>
</office:document-meta>
</file>